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andes git :</text:p>
      <text:p text:style-name="P1"/>
      <text:p text:style-name="P1"/>
      <text:p text:style-name="P2">git init : Initialisation de git pour le projet </text:p>
      <text:p text:style-name="P4">Création d'un dossier caché .git </text:p>
      <text:p text:style-name="P2"/>
      <text:p text:style-name="P2">git status: voir les fichiers modifié, à ajouter etc..</text:p>
      <text:p text:style-name="P2"/>
      <text:p text:style-name="P2">git add nomdufichier : ajout</text:p>
      <text:p text:style-name="P4">Ajout du fichier dans le .git</text:p>
      <text:p text:style-name="P2">git commit -m « Petite phrase pour décrire la modification »</text:p>
      <text:p text:style-name="P2"/>
      <text:p text:style-name="P2">git log : voir tout les commit </text:p>
      <text:p text:style-name="P2"/>
      <text:p text:style-name="P2">git log –summary : voir les 3 derniers commit</text:p>
      <text:p text:style-name="P2"/>
      <text:p text:style-name="P2">git checkout(co) : récupère la dernière version du fichier ajouté.</text:p>
      <text:p text:style-name="P2"><text:span text:style-name="T1">Utile lorsqu'on fait des modifications et qu'on veut récupérer l'ancien fichier </text:span><text:s/></text:p>
      <text:p text:style-name="P2">git remote add origin <text:a xlink:type="simple" xlink:href="mailto:github@github.com">github@github.com</text:a>:OlivierFerreira/Nomduprojet.git : création sur le site github.com le dossier du projet</text:p>
      <text:p text:style-name="P2"/>
      <text:p text:style-name="P2">git push -u origin master : ajoute sur le site github.com le contenu du projet(fichiers etc..)</text:p>
      <text:p text:style-name="P2"/>
      <text:p text:style-name="P2">git pull origi­n maste­r</text:p>
      <text:p text:style-name="P2"/>
      <text:p text:style-name="P2">git diff HEAD</text:p>
      <text:p text:style-name="P2"/>
      <text:p text:style-name="P2">git diff --sta­ged</text:p>
      <text:p text:style-name="P2"/>
      <text:p text:style-name="P2">git branc­h clean­_up</text:p>
      <text:p text:style-name="P2"/>
      <text:p text:style-name="P2">git check­out clean­_u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9:06:44</meta:creation-date>
    <dc:date>2013-01-06T23:06:13</dc:date>
    <meta:editing-duration>PT1H51M29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1" meta:paragraph-count="18" meta:word-count="133" meta:character-count="809" meta:non-whitespace-character-count="690"/>
  </office:meta>
</office:document-meta>
</file>